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Medium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itle">
      <style:text-properties officeooo:rsid="00104473" officeooo:paragraph-rsid="00104473"/>
    </style:style>
    <style:style style:name="P2" style:family="paragraph" style:parent-style-name="Text_20_body">
      <style:text-properties fo:font-size="13.6999998092651pt" officeooo:rsid="00104473" officeooo:paragraph-rsid="00104473" style:font-name-asian="Noto Sans CJK JP Medium" style:font-size-asian="12pt" style:font-size-complex="13.6999998092651pt"/>
    </style:style>
    <style:style style:name="P3" style:family="paragraph" style:parent-style-name="Text_20_body">
      <style:text-properties fo:font-size="13.6999998092651pt" officeooo:rsid="00105006" officeooo:paragraph-rsid="00105006" style:font-name-asian="Noto Sans CJK JP Medium" style:font-size-asian="12pt" style:font-size-complex="13.6999998092651pt"/>
    </style:style>
    <style:style style:name="P4" style:family="paragraph" style:parent-style-name="Text_20_body">
      <style:text-properties fo:font-size="13.6999998092651pt" officeooo:rsid="00149058" officeooo:paragraph-rsid="00149058" style:font-name-asian="Noto Sans CJK JP Medium" style:font-size-asian="12pt" style:font-size-complex="13.6999998092651pt"/>
    </style:style>
    <style:style style:name="P5" style:family="paragraph" style:parent-style-name="Text_20_body">
      <style:text-properties fo:color="#000000" fo:font-size="13.6999998092651pt" fo:font-weight="normal" officeooo:rsid="0012ab50" officeooo:paragraph-rsid="00105006" style:font-name-asian="Noto Sans CJK JP Medium" style:font-size-asian="12pt" style:font-weight-asian="normal" style:font-size-complex="13.6999998092651pt" style:font-weight-complex="normal"/>
    </style:style>
    <style:style style:name="P6" style:family="paragraph" style:parent-style-name="Text_20_body">
      <style:text-properties fo:color="#000000" fo:font-size="13.6999998092651pt" fo:font-weight="normal" officeooo:rsid="00149058" officeooo:paragraph-rsid="00149058" style:font-name-asian="Noto Sans CJK JP Medium" style:font-size-asian="12pt" style:font-weight-asian="normal" style:font-size-complex="13.6999998092651pt" style:font-weight-complex="normal"/>
    </style:style>
    <style:style style:name="P7" style:family="paragraph" style:parent-style-name="Text_20_body">
      <style:text-properties fo:color="#000000" fo:font-size="13.6999998092651pt" fo:font-weight="normal" officeooo:rsid="0016fc0f" officeooo:paragraph-rsid="00149058" style:font-name-asian="Noto Sans CJK JP Medium" style:font-size-asian="12pt" style:font-weight-asian="normal" style:font-size-complex="13.6999998092651pt" style:font-weight-complex="normal"/>
    </style:style>
    <style:style style:name="P8" style:family="paragraph" style:parent-style-name="Text_20_body">
      <style:text-properties fo:color="#000000" fo:font-size="13.6999998092651pt" fo:font-weight="normal" officeooo:rsid="00221f72" officeooo:paragraph-rsid="00221f72" style:font-name-asian="Noto Sans CJK JP Medium" style:font-size-asian="12pt" style:font-weight-asian="normal" style:font-size-complex="13.6999998092651pt" style:font-weight-complex="normal"/>
    </style:style>
    <style:style style:name="P9" style:family="paragraph" style:parent-style-name="Text_20_body">
      <style:text-properties fo:color="#000000" fo:font-size="13.6999998092651pt" fo:font-weight="normal" officeooo:rsid="00221f72" officeooo:paragraph-rsid="003658bc" style:font-name-asian="Noto Sans CJK JP Medium" style:font-size-asian="12pt" style:font-weight-asian="normal" style:font-size-complex="13.6999998092651pt" style:font-weight-complex="normal"/>
    </style:style>
    <style:style style:name="P10" style:family="paragraph" style:parent-style-name="Text_20_body">
      <style:text-properties fo:color="#000000" fo:font-size="13.6999998092651pt" fo:font-weight="normal" officeooo:rsid="0024824b" officeooo:paragraph-rsid="0024824b" style:font-name-asian="Noto Sans CJK JP Medium" style:font-size-asian="12pt" style:font-weight-asian="normal" style:font-size-complex="13.6999998092651pt" style:font-weight-complex="normal"/>
    </style:style>
    <style:style style:name="P11" style:family="paragraph" style:parent-style-name="Text_20_body">
      <style:text-properties fo:color="#000000" fo:font-size="13.6999998092651pt" fo:font-weight="normal" officeooo:rsid="0024824b" officeooo:paragraph-rsid="0025b396" style:font-name-asian="Noto Sans CJK JP Medium" style:font-size-asian="12pt" style:font-weight-asian="normal" style:font-size-complex="13.6999998092651pt" style:font-weight-complex="normal"/>
    </style:style>
    <style:style style:name="P12" style:family="paragraph" style:parent-style-name="Text_20_body">
      <style:text-properties officeooo:paragraph-rsid="003658bc"/>
    </style:style>
    <style:style style:name="P13" style:family="paragraph" style:parent-style-name="Text_20_body">
      <style:text-properties officeooo:paragraph-rsid="00149058"/>
    </style:style>
    <style:style style:name="P14" style:family="paragraph" style:parent-style-name="Text_20_body" style:list-style-name="L1">
      <style:text-properties fo:font-size="13.6999998092651pt" officeooo:rsid="00104473" officeooo:paragraph-rsid="00104473" style:font-name-asian="Noto Sans CJK JP Medium" style:font-size-asian="12pt" style:font-size-complex="13.6999998092651pt"/>
    </style:style>
    <style:style style:name="P15" style:family="paragraph" style:parent-style-name="Text_20_body">
      <style:text-properties fo:color="#000000" fo:font-size="13.6999998092651pt" fo:font-weight="normal" officeooo:rsid="00240715" officeooo:paragraph-rsid="003658bc" style:font-name-asian="Noto Sans CJK JP Medium" style:font-size-asian="12pt" style:font-weight-asian="normal" style:font-size-complex="13.6999998092651pt" style:font-weight-complex="normal"/>
    </style:style>
    <style:style style:name="P16" style:family="paragraph" style:parent-style-name="Text_20_body">
      <style:text-properties fo:color="#000000" fo:font-size="13.6999998092651pt" fo:font-weight="normal" officeooo:rsid="00221f72" officeooo:paragraph-rsid="00382186" style:font-name-asian="Noto Sans CJK JP Medium" style:font-size-asian="12pt" style:font-weight-asian="normal" style:font-size-complex="13.6999998092651pt" style:font-weight-complex="normal"/>
    </style:style>
    <style:style style:name="P17" style:family="paragraph" style:parent-style-name="Text_20_body">
      <style:text-properties fo:color="#000000" fo:font-size="13.6999998092651pt" fo:font-weight="normal" officeooo:rsid="00382186" officeooo:paragraph-rsid="00382186" style:font-name-asian="Noto Sans CJK JP Medium" style:font-size-asian="12pt" style:font-weight-asian="normal" style:font-size-complex="13.6999998092651pt" style:font-weight-complex="normal"/>
    </style:style>
    <style:style style:name="P18" style:family="paragraph" style:parent-style-name="Text_20_body">
      <style:text-properties fo:color="#808080" fo:font-size="10.5pt" fo:font-weight="normal" officeooo:rsid="00382186" officeooo:paragraph-rsid="00382186" style:font-name-asian="Noto Sans CJK JP Medium" style:font-size-asian="10.5pt" style:font-weight-asian="normal" style:font-size-complex="10.5pt" style:font-weight-complex="normal"/>
    </style:style>
    <style:style style:name="P19" style:family="paragraph" style:parent-style-name="Text_20_body">
      <style:text-properties fo:font-size="12pt" style:font-name-asian="Abyssinica SIL" style:font-size-asian="12pt" style:font-size-complex="12pt"/>
    </style:style>
    <style:style style:name="P20" style:family="paragraph" style:parent-style-name="Text_20_body">
      <style:text-properties officeooo:paragraph-rsid="003658bc"/>
    </style:style>
    <style:style style:name="T1" style:family="text">
      <style:text-properties officeooo:rsid="00105006"/>
    </style:style>
    <style:style style:name="T2" style:family="text">
      <style:text-properties fo:color="#009999" fo:font-weight="bold" style:font-weight-asian="bold" style:font-weight-complex="bold"/>
    </style:style>
    <style:style style:name="T3" style:family="text">
      <style:text-properties fo:color="#009999" fo:font-weight="bold" officeooo:rsid="0012ab50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19408" style:font-weight-asian="normal" style:font-weight-complex="normal"/>
    </style:style>
    <style:style style:name="T7" style:family="text">
      <style:text-properties fo:color="#000000" fo:font-weight="normal" officeooo:rsid="0012ab50" style:font-weight-asian="normal" style:font-weight-complex="normal"/>
    </style:style>
    <style:style style:name="T8" style:family="text">
      <style:text-properties fo:color="#000000" fo:font-weight="normal" officeooo:rsid="00149058" style:font-weight-asian="normal" style:font-weight-complex="normal"/>
    </style:style>
    <style:style style:name="T9" style:family="text">
      <style:text-properties fo:color="#000000" fo:font-weight="normal" officeooo:rsid="0016fc0f" style:font-weight-asian="normal" style:font-weight-complex="normal"/>
    </style:style>
    <style:style style:name="T10" style:family="text">
      <style:text-properties fo:color="#000000" fo:font-size="13.6999998092651pt" fo:font-weight="normal" officeooo:rsid="003658bc" style:font-name-asian="Noto Sans CJK JP Medium" style:font-size-asian="12pt" style:font-weight-asian="normal" style:font-size-complex="13.6999998092651pt" style:font-weight-complex="normal"/>
    </style:style>
    <style:style style:name="T11" style:family="text">
      <style:text-properties fo:color="#000000" fo:font-size="13.6999998092651pt" fo:font-weight="normal" officeooo:rsid="0016fc0f" style:font-name-asian="Noto Sans CJK JP Medium" style:font-size-asian="12pt" style:font-weight-asian="normal" style:font-size-complex="13.6999998092651pt" style:font-weight-complex="normal"/>
    </style:style>
    <style:style style:name="T12" style:family="text">
      <style:text-properties fo:color="#000000" fo:font-size="13.6999998092651pt" fo:font-weight="normal" officeooo:rsid="00240715" style:font-name-asian="Noto Sans CJK JP Medium" style:font-size-asian="12pt" style:font-weight-asian="normal" style:font-size-complex="13.6999998092651pt" style:font-weight-complex="normal"/>
    </style:style>
    <style:style style:name="T13" style:family="text">
      <style:text-properties fo:color="#000000" fo:font-size="13.6999998092651pt" fo:font-weight="normal" officeooo:rsid="003a0e52" style:font-name-asian="Noto Sans CJK JP Medium" style:font-size-asian="12pt" style:font-weight-asian="normal" style:font-size-complex="13.6999998092651pt" style:font-weight-complex="normal"/>
    </style:style>
    <style:style style:name="T14" style:family="text">
      <style:text-properties officeooo:rsid="0018c3dc"/>
    </style:style>
    <style:style style:name="T15" style:family="text">
      <style:text-properties officeooo:rsid="00208d34"/>
    </style:style>
    <style:style style:name="T16" style:family="text">
      <style:text-properties officeooo:rsid="00223a7a"/>
    </style:style>
    <style:style style:name="T17" style:family="text">
      <style:text-properties officeooo:rsid="00240715"/>
    </style:style>
    <style:style style:name="T18" style:family="text">
      <style:text-properties officeooo:rsid="0025b396"/>
    </style:style>
    <style:style style:name="T19" style:family="text">
      <style:text-properties officeooo:rsid="00328ce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40715" style:font-weight-asian="bold" style:font-weight-complex="bold"/>
    </style:style>
    <style:style style:name="T22" style:family="text">
      <style:text-properties officeooo:rsid="003658bc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officeooo:rsid="003658bc" style:font-size-asian="11pt" style:font-size-complex="11pt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fo:font-size="10.5pt" officeooo:rsid="003658bc" style:font-size-asian="10.5pt" style:font-size-complex="10.5pt"/>
    </style:style>
    <style:style style:name="T27" style:family="text">
      <style:text-properties fo:color="#808080" fo:font-size="10.5pt" style:font-size-asian="10.5pt" style:font-size-complex="10.5pt"/>
    </style:style>
    <style:style style:name="T28" style:family="text">
      <style:text-properties fo:color="#808080" fo:font-size="10.5pt" officeooo:rsid="003658bc" style:font-size-asian="10.5pt" style:font-size-complex="10.5pt"/>
    </style:style>
    <style:style style:name="T29" style:family="text">
      <style:text-properties fo:font-size="12pt" style:font-name-asian="Abyssinica SIL" style:font-size-asian="12pt" style:font-size-complex="12pt"/>
    </style:style>
    <style:style style:name="T30" style:family="text">
      <style:text-properties fo:font-size="12pt" officeooo:rsid="00389549" style:font-name-asian="Abyssinica SIL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Ubuntu 雙系統安裝</text:p>
      <text:list xml:id="list8298713431106796622" text:style-name="L1">
        <text:list-item>
          <text:p text:style-name="P14">為何linux</text:p>
        </text:list-item>
        <text:list-item>
          <text:p text:style-name="P14">事先測試</text:p>
          <text:list>
            <text:list-item>
              <text:p text:style-name="P14">舊電腦</text:p>
            </text:list-item>
            <text:list-item>
              <text:p text:style-name="P14">usb</text:p>
            </text:list-item>
            <text:list-item>
              <text:p text:style-name="P14">virtualbox</text:p>
            </text:list-item>
          </text:list>
        </text:list-item>
        <text:list-item>
          <text:p text:style-name="P14">雙系統實作</text:p>
          <text:list>
            <text:list-item>
              <text:p text:style-name="P14">第一次成功</text:p>
            </text:list-item>
            <text:list-item>
              <text:p text:style-name="P14">第二次成功</text:p>
            </text:list-item>
          </text:list>
        </text:list-item>
      </text:list>
      <text:p text:style-name="P2">開始寫程式之後，常常聽到「韋軟垃圾」這個詞，Linux的大名<text:span text:style-name="T1">，也漸漸傳入我耳中。</text:span>一方面也覺得好玩，就想來換個系統玩玩看！</text:p>
      <text:p text:style-name="P3">Linux是一個作業系統，就像windows、ios，但他特別的是，<text:span text:style-name="T2">它是開源的</text:span><text:span text:style-name="T5">，什麼是開源？就是開放編寫的程式碼，意思是你可以自己去修改，去做出屬於你獨一無二的系統（阿當然你要有那個本事，不然只會把你系統搞爛），如果你不想自己來，網路上也有很多linux的</text:span><text:span text:style-name="T4">發行版</text:span><text:span text:style-name="T5">，發行版就是別的公司做好的，免費或付費給你用</text:span><text:span text:style-name="T6">。</text:span><text:span text:style-name="T5">Linux本身的環境是沒有圖形化介面的</text:span><text:span text:style-name="T6">，所以你看到它就是黑底白字的命令列，這樣系統是很省資源沒錯，但我們這種市井小民根本不會用啊！！所以大部分的發行版，都有帶著圖形化介面，像是我現在用的Ubuntu，重灌完就把日常生活所需的軟體都放在裡面了，而且外觀精美，很像在用ios的介面 (畢竟都是unix like)</text:span><text:span text:style-name="T7">。</text:span></text:p>
      <text:p text:style-name="P3"><text:span text:style-name="T7">說了這麼多，還是沒講到重點，</text:span><text:span text:style-name="T3">Linux是免費的！免費的！的！！</text:span><text:span text:style-name="T7"> （回音）</text:span></text:p>
      <text:p text:style-name="P5">還有，Linux可以攜帶，你可以把它灌在usb，然後帶著跑，只要有電腦的地方插上去，都可以變成你的電腦。（等一下會提到）</text:p>
      <text:p text:style-name="P3"><text:span text:style-name="T7">看了這些，有沒有覺得Linux真的豪棒棒呀</text:span><text:span text:style-name="T8">？ 但灌它可不簡單，等一下就是我灌linux的辛酸血淚史！</text:span></text:p>
      <text:h text:style-name="Heading_20_2" text:outline-level="2"><text:soft-page-break/>1.舊電腦復活</text:h>
      <text:p text:style-name="P6">以我家來說，我大多是使用我的筆電和桌機，而除此之外，還有一台老vista，因為很難用，所以在我們家買了新桌機後，就被打入冷宮。</text:p>
      <text:p text:style-name="P6">畢竟是使用新系統，不敢拿自己的工作機來冒險，於是就拿舊桌機來開刀。</text:p>
      <text:p text:style-name="P4"><text:span text:style-name="T5">一開始不懂，聽灌系統要燒成光碟，就傻傻的把iso檔直接存進光碟裡，結果放進去開機，根本開不了</text:span><text:span text:style-name="T9">，白白浪費一張光碟。</text:span></text:p>
      <text:p text:style-name="P7">後來用燒錄軟體燒好，放進去開機，用「其他模式」開進去，一個人照著網路文章切，完成開機，看到華麗的桌面，然後打開瀏覽器，唰的，<text:span text:style-name="T20">螢幕被切成幾百塊</text:span>，然後就死在那裡。強制關機，再開機，進入了噩夢的<text:span text:style-name="T14">initramfs命令列地獄 （怎麼每個地獄都是命令列？），在那邊跟他生氣了一個晚上，後來問朋友，才知道之所以會有這個錯誤，是由於我的硬碟壞掉了。</text:span></text:p>
      <text:p text:style-name="P7">由於我的舊桌機很老了，我改成裝Ubuntu的另一個版本<text:span text:style-name="T15">─Xubuntu</text:span></text:p>
      <text:p text:style-name="P7">我的舊電腦有兩顆硬碟<text:span text:style-name="T14">，一顆是800TB的原vista系統（C），另一顆是存資料的data（D），既然C不行，我就改成裝在D，一開始也是照著網路文章切切切，阿切了老半天都抓不到開機程式，直接進vista，前前後後重灌了5,6次，後來決定放棄自己切，用預設的程式給他自己來，讓專業的來！不錯，給他自己來果然好了。</text:span></text:p>
      <text:p text:style-name="P13"><text:span text:style-name="T11">燒錄軟體教學：</text:span><text:a xlink:type="simple" xlink:href="https://briian.com/6464/" text:style-name="Internet_20_link" text:visited-style-name="Visited_20_Internet_20_Link"><text:span text:style-name="T10">https://briian.com/6464/</text:span></text:a></text:p>
      <text:p text:style-name="P13"><text:span text:style-name="T10">Xubuntu使用教學：</text:span><text:a xlink:type="simple" xlink:href="http://it-easy.tw/xubuntu-10-10-install/" text:style-name="Internet_20_link" text:visited-style-name="Visited_20_Internet_20_Link">http://it-easy.tw/xubuntu-10-10-install/</text:a></text:p>
      <text:h text:style-name="Heading_20_2" text:outline-level="2">2. 安裝在Usb</text:h>
      <text:p text:style-name="P8">舊電腦畢竟設備還是比較差，但我又不想傷害我的工作機，所以接下來我就把Xubuntu裝在我的usb，即插即用。跟之前舊電腦一樣，我一開始也是用「其他」自己切，但畢竟是新手，切了好幾次開機都直接進windows，打開bios，明明看得到裝置，但卻開不了。後來學乖了，給他用預設設定自己來，果真也成功了。</text:p>
      <text:p text:style-name="P8">Xubuntu它的工作列可以自己喬，你可以新增工作列，自己選擇想要的元件。當時我興沖沖的做了一個很方便的工作列，<text:span text:style-name="T20">把預設的工作列給刪掉了</text:span><text:span text:style-name="T16">。結果刪完才發現，有很多重要的元件像是鍵盤啊、網路啊、電力啊，都不在可以自己選的元件清單裡。這下可糗大了，刪了已經刪了，傷害已經造成了，上網找解決辦法，也找不到有別人像我這麼蠢的。到了現在還是沒有解決，那個usb就帶著有點殘廢的身體繼續生活。</text:span></text:p>
      <text:p text:style-name="P9"><text:soft-page-break/>安裝再USB最大的功能就是可以換裝置，我試著用我的筆電來開啟它<text:span text:style-name="T17">，結果進了BIOS，只看到windows manager在boot option裡玩沙，後無來者。這樣麻煩了，連BIOS都不給力，根本沒辦法開機啊！自己在網路上亂翻資料，在BIOS到處破壞，還是讀不到裝置。我懷疑事情的原因是</text:span><text:span text:style-name="T21">筆電的廠商把BIOS的部份設定給鎖住了</text:span><text:span text:style-name="T17">，所以才不能動，於是我就到華碩的客服去問</text:span></text:p>
      <text:p text:style-name="P16">華碩回應：<text:span text:style-name="T22">「</text:span><text:span text:style-name="T28">您好，謝謝您的來信！ <text:s text:c="3"/></text:span></text:p>
      <text:p text:style-name="P18">關於您的問題，請您參考以下訊息：</text:p>
      <text:p text:style-name="P18">目前華碩並無針對ubuntu系統做出測試，所以無法確保其形容性，若您是想使用USB作為開機看參考以下步驟</text:p>
      <text:p text:style-name="P18">開機按F2找到Security將Security boot concorl或Security boot manger改為DISabled然後找到BOOT選項將Launch CSM改成enabled按F10選擇YES</text:p>
      <text:p text:style-name="P18">然後開機按ESC選擇您的USB裝置即可</text:p>
      <text:p text:style-name="P17"><text:span text:style-name="T27">再麻煩您了，帶來不便之處，還請見諒！</text:span>」</text:p>
      <text:p text:style-name="P15">照著得到的回應去做，終於成功了。（請善用客服）</text:p>
      <text:p text:style-name="P12"><text:span text:style-name="T12">USB安裝Linux教學：</text:span><text:a xlink:type="simple" xlink:href="https://blog.gtwang.org/linux/install-ubuntu-linux-to-usb-stick/" text:style-name="Internet_20_link" text:visited-style-name="Visited_20_Internet_20_Link"><text:span text:style-name="T13">https://blog.gtwang.org/linux/install-ubuntu-linux-to-usb-stick/</text:span></text:a></text:p>
      <text:h text:style-name="Heading_20_2" text:outline-level="2">3.筆電VirtualBox</text:h>
      <text:p text:style-name="P10">由於桌機很老了，USB速度也有限制，我在筆電上裝了VirtualBox來試用Ubuntu。</text:p>
      <text:p text:style-name="P11">VirtualBox是一個虛擬環境，讓使用者可以在<text:span text:style-name="T20">一個系統裡面模擬其他系統</text:span>，現在已經做的很好了。VirtualBox也十分容易使用，開啟後只要指定光碟映像檔（iso)的位置就可以開始安裝，可以設定共用資料夾、剪貼簿共用等多種設定，簡單又好用。</text:p>
      <text:p text:style-name="P11">說簡單有多簡單呢？我星期六早上裝一次就完成了<text:span text:style-name="T18">。功能用起來也都差不多，就少數幾次整個卡機，不過即時跳回windows也都沒事。</text:span></text:p>
      <text:p text:style-name="P11">VirtualBox現在已經模擬的十分像了，而且可以自訂要裝在哪個地方，可以<text:span text:style-name="T18">「無痛」進行雙系統，對於想要嘗試的人十分的方便，也不用擔心不小心把電腦毀掉。</text:span></text:p>
      <text:p text:style-name="P12"><text:span text:style-name="T10">Virtaulbox 安裝教學：</text:span><text:a xlink:type="simple" xlink:href="http://blog.xuite.net/yh96301/blog/220731233" text:style-name="Internet_20_link" text:visited-style-name="Visited_20_Internet_20_Link">http://blog.xuite.net/yh96301/blog/220731233</text:a></text:p>
      <text:h text:style-name="Heading_20_2" text:outline-level="2"><text:soft-page-break/>4.使用心得</text:h>
      <text:p text:style-name="P19">用了上面講的3個裝置幾個星期，真心喜歡上Linux這個系統，於是下定決心要慢慢改過來，下一篇文章將會講我在筆電裝雙系統（windos10+Ubuntu)的辛苦歷程<text:span text:style-name="T19">。</text:span></text:p>
      <text:p text:style-name="Text_20_body"><text:span text:style-name="T29">鳥哥的Linux私房菜：</text:span><text:a xlink:type="simple" xlink:href="http://linux.vbird.org/linux_basic/" text:style-name="Internet_20_link" text:visited-style-name="Visited_20_Internet_20_Link"><text:span text:style-name="T30">http://linux.vbird.org/linux_basic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Medium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0:02:09.235531494</meta:creation-date>
    <dc:date>2017-11-11T16:14:26.226234692</dc:date>
    <meta:editing-duration>PT1H50M12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4" meta:paragraph-count="44" meta:word-count="1963" meta:character-count="2563" meta:non-whitespace-character-count="2543"/>
  </office:meta>
</office:document-meta>
</file>